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c12" officeooo:paragraph-rsid="000e4c12"/>
    </style:style>
    <style:style style:name="P2" style:family="paragraph" style:parent-style-name="Standard">
      <style:paragraph-properties fo:text-align="start" style:justify-single-word="false"/>
      <style:text-properties officeooo:rsid="000e4c12" officeooo:paragraph-rsid="000e4c12"/>
    </style:style>
    <style:style style:name="P3" style:family="paragraph" style:parent-style-name="Standard">
      <style:paragraph-properties fo:text-align="start" style:justify-single-word="false"/>
      <style:text-properties officeooo:rsid="000e4c12" officeooo:paragraph-rsid="000f5602"/>
    </style:style>
    <style:style style:name="P4" style:family="paragraph" style:parent-style-name="Standard">
      <style:paragraph-properties fo:text-align="start" style:justify-single-word="false"/>
      <style:text-properties fo:font-size="24pt" officeooo:rsid="000e4c12" officeooo:paragraph-rsid="000e4c12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2pt" officeooo:rsid="000e4c12" officeooo:paragraph-rsid="000e4c12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font-size="15pt" officeooo:rsid="000e4c12" officeooo:paragraph-rsid="000e4c12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0f5602"/>
    </style:style>
    <style:style style:name="T5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ches de Procédure </text:p>
      <text:p text:style-name="P5">Back-ups</text:p>
      <text:p text:style-name="P1"/>
      <text:p text:style-name="P2"/>
      <text:p text:style-name="P2"><text:span text:style-name="T5">Etape 1 : Recenser toutes les données que nous allons devoir garder et reprendre si besoin.</text:span></text:p>
      <text:p text:style-name="P2"/>
      <text:p text:style-name="P6"><text:tab/>1<text:span text:style-name="T1">er</text:span> choix : faire une liste sur un document txt et faire une vérification tout les X jour(selon la politique) </text:p>
      <text:p text:style-name="P6"><text:tab/></text:p>
      <text:p text:style-name="P6"><text:tab/>2<text:span text:style-name="T1">e</text:span> choix : Faire une macro, créant une copie de chaque fichier à conserver en rajoutant dans le nom du fichier en suffixe ou préfixe « bckp-01/01/22 » par exemple. </text:p>
      <text:p text:style-name="P6"/>
      <text:p text:style-name="P2"/>
      <text:p text:style-name="P2"/>
      <text:p text:style-name="P4">Étape 2 : Choisir la politique et définir l’utilité réelle pour éviter les backups inutile.</text:p>
      <text:p text:style-name="P2"/>
      <text:p text:style-name="P6"><text:tab/>-<text:span text:style-name="T3">bi-mensuel</text:span></text:p>
      <text:p text:style-name="P6"><text:tab/>-avant chaque modification</text:p>
      <text:p text:style-name="P6"><text:tab/>-quotidien</text:p>
      <text:p text:style-name="P6"><text:tab/>-mensuellement </text:p>
      <text:p text:style-name="P6"><text:tab/>-Hebdomadaire</text:p>
      <text:p text:style-name="P2"/>
      <text:p text:style-name="P3"><text:span text:style-name="T5">Etape 3 : le stockage (chemin)</text:span> </text:p>
      <text:p text:style-name="P2"/>
      <text:p text:style-name="P6"><text:tab/>Privilégié les dossier exclusivement réservé à ce fichier (exemple : backups – baseDeDonnee.accdb)</text:p>
      <text:p text:style-name="P6"><text:tab/><text:tab/>Vous stokerai toutes les backups jusqu’a un nettoyage des fichier baseDeDonnee.accdb avec la date en prefixe ou suffixe(des fichier vieux de plus de 3 mois environ) </text:p>
      <text:p text:style-name="P6"/>
      <text:p text:style-name="P6"/>
      <text:p text:style-name="P2"/>
      <text:p text:style-name="P4">Étape 4 :</text:p>
      <text:p text:style-name="P6">Il est conseillé d’ajouter une note txt avec chaque backups pour <text:span text:style-name="T4">décrire quelles sont les différences et modification faite avec l’antérieu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20:04:38.253000000</meta:creation-date>
    <dc:date>2022-11-27T20:18:58.466000000</dc:date>
    <meta:editing-duration>PT3M</meta:editing-duration>
    <meta:editing-cycles>1</meta:editing-cycles>
    <meta:document-statistic meta:table-count="0" meta:image-count="0" meta:object-count="0" meta:page-count="1" meta:paragraph-count="17" meta:word-count="160" meta:character-count="1014" meta:non-whitespace-character-count="852"/>
    <meta:generator>LibreOffice/7.3.5.2$Windows_X86_64 LibreOffice_project/184fe81b8c8c30d8b5082578aee2fed2ea847c01</meta:generator>
  </office:meta>
</office:document-meta>
</file>